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line-height="150%" fo:text-align="start"/>
    </style:style>
    <style:style style:name="P2" style:family="paragraph">
      <style:paragraph-properties fo:line-height="150%" fo:text-align="start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style:text-properties style:font-name="DejaVu Sans Mono1"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style:font-name="DejaVu Sans Mono1"/>
    </style:style>
    <style:style style:name="T3" style:family="text">
      <style:text-properties style:font-name="Liberation Sans3"/>
    </style:style>
    <style:style style:name="T4" style:family="text">
      <style:text-properties style:font-name="DejaVu Sans Mono1" fo:font-size="28pt" style:font-size-asian="28pt" style:font-size-complex="28pt"/>
    </style:style>
    <style:style style:name="T5" style:family="text">
      <style:text-properties fo:color="#33cc66" style:font-name="DejaVu Sans Mono1" fo:font-size="18pt" style:font-size-asian="18pt" style:font-size-complex="18pt"/>
    </style:style>
    <style:style style:name="T6" style:family="text">
      <style:text-properties style:font-name="DejaVu Sans Mono1" fo:font-size="18pt" style:font-size-asian="18pt" style:font-size-complex="18pt"/>
    </style:style>
    <style:style style:name="T7" style:family="text">
      <style:text-properties fo:color="#ff6633" style:font-name="DejaVu Sans Mono1" fo:font-size="18pt" style:font-size-asian="18pt" style:font-size-complex="18pt"/>
    </style:style>
    <style:style style:name="T8" style:family="text">
      <style:text-properties fo:color="#0099ff" style:font-name="DejaVu Sans Mono1" fo:font-size="18pt" style:font-size-asian="18pt" style:font-size-complex="18pt"/>
    </style:style>
    <style:style style:name="T9" style:family="text">
      <style:text-properties fo:color="#000000" style:font-name="Liberation Sans3" fo:font-size="24pt" style:font-size-asian="24pt" style:font-size-complex="24pt"/>
    </style:style>
    <style:style style:name="T10" style:family="text">
      <style:text-properties fo:color="#33cc66" style:font-name="Liberation Sans3" fo:font-size="24pt" style:font-size-asian="24pt" style:font-size-complex="24pt"/>
    </style:style>
    <style:style style:name="T11" style:family="text">
      <style:text-properties fo:color="#ff6633" style:font-name="Liberation Sans3" fo:font-size="24pt" style:font-size-asian="24pt" style:font-size-complex="24pt"/>
    </style:style>
    <style:style style:name="T12" style:family="text">
      <style:text-properties fo:color="#0099ff" style:font-name="Liberation Sans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Translate EOS configuration file to XOS</text:span></text:p>
              </text:list-item>
              <text:list-item>
                <text:p text:style-name="P1"><text:span text:style-name="T1">Interactive EOS to XOS dictionary</text:span></text:p>
              </text:list-item>
              <text:list-item>
                <text:p text:style-name="P1"><text:span text:style-name="T1">Command line application</text:span></text:p>
              </text:list-item>
              <text:list-item>
                <text:p text:style-name="P1"><text:span text:style-name="T1">Open source</text:span></text:p>
              </text:list-item>
            </text:list>
          </draw:text-box>
        </draw:frame>
        <draw:frame presentation:style-name="pr2" draw:text-style-name="P3" draw:layer="layout" svg:width="25.199cm" svg:height="3.506cm" svg:x="1.4cm" svg:y="0.837cm" presentation:class="title">
          <draw:text-box>
            <text:p><text:span text:style-name="T1">E2X Trans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tting E2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requirements</text:p>
                <text:list>
                  <text:list-item>
                    <text:p>Python 3.3 (or newer)</text:p>
                  </text:list-item>
                </text:list>
              </text:list-item>
              <text:list-item>
                <text:p>Download E2X from GitHub</text:p>
                <text:list>
                  <text:list-item>
                    <text:p><text:a xlink:href="https://github.com/extremenetworks/E2X/releases" xlink:type="simple">https://github.com/extremenetworks/E2X/releases</text:a></text:p>
                  </text:list-item>
                  <text:list-item>
                    <text:p>e2x-&lt;VERSION&gt;-bin.zip</text:p>
                  </text:list-item>
                  <text:list-item>
                    <text:p>License CDDL 1.0</text:p>
                  </text:list-item>
                </text:list>
              </text:list-item>
              <text:list-item>
                <text:p>Unpack</text:p>
                <text:list>
                  <text:list-item>
                    <text:p>Executable is “e2x.py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sing E2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2x.py switch.cfg</text:span></text:p>
                <text:list>
                  <text:list-item>
                    <text:p>Creates translated XOS script file <text:span text:style-name="T2">switch.xsf</text:span></text:p>
                    <text:list>
                      <text:list-item>
                        <text:p><text:span text:style-name="T3">Policy files (</text:span><text:span text:style-name="T2">.pol</text:span><text:span text:style-name="T3">) for ACLs</text:span></text:p>
                      </text:list-item>
                    </text:list>
                  </text:list-item>
                  <text:list-item>
                    <text:p>May produce messages</text:p>
                    <text:list>
                      <text:list-item>
                        <text:p>Errors, the translation was not successful</text:p>
                      </text:list-item>
                      <text:list-item>
                        <text:p>Warnings, the translation was not exact</text:p>
                      </text:list-item>
                      <text:list-item>
                        <text:p>Notices, differences between EOS and XOS and/or the switch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&gt; e2x.py switch.cfg</text:span></text:p>
                <text:p><text:span text:style-name="T5">NOTICE: Writing translated configuration to file "switch.xsf"</text:span><text:span text:style-name="T6"><text:line-break/></text:span><text:span text:style-name="T7">NOTICE: Mapping port "tg.1.49" to port "53"</text:span><text:span text:style-name="T7"><text:line-break/></text:span><text:span text:style-name="T7">NOTICE: Mapping port "tg.1.50" to port "54"</text:span><text:span text:style-name="T6"><text:line-break/></text:span><text:span text:style-name="T8">NOTICE: Port "49" of target switch is not used</text:span><text:span text:style-name="T8"><text:line-break/></text:span><text:span text:style-name="T8">NOTICE: Port "50" of target switch is not used</text:span><text:span text:style-name="T8"><text:line-break/></text:span><text:span text:style-name="T8">NOTICE: Port "51" of target switch is not used</text:span><text:span text:style-name="T8"><text:line-break/></text:span><text:span text:style-name="T8">NOTICE: Port "52" of target switch is not used</text:span></text:p>
              </text:list-header>
              <text:list-item>
                <text:p><text:span text:style-name="T9">Explanation:</text:span><text:span text:style-name="T10"><text:line-break/></text:span><text:span text:style-name="T10">Name of output file</text:span><text:span text:style-name="T10"><text:line-break/></text:span><text:span text:style-name="T11">Different port numbers for 10G ports</text:span><text:span text:style-name="T11"><text:line-break/></text:span><text:span text:style-name="T12">More Ports on Summit X460 than on C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Hard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rt mappings based on switch models</text:p>
                <text:list>
                  <text:list-item>
                    <text:p>C5K125-48P2</text:p>
                  </text:list-item>
                  <text:list-item>
                    <text:p>X460-48p with XGM3S-2SF</text:p>
                  </text:list-item>
                  <text:list-item>
                    <text:p>Can be changed using <text:span text:style-name="T2">--source</text:span> and <text:span text:style-name="T2">--target</text:span></text:p>
                  </text:list-item>
                  <text:list-item>
                    <text:p><text:span text:style-name="T3">See </text:span><text:span text:style-name="T2">e2x.py --help</text:span><text:span text:style-name="T3"> for 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eractive M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active EOS to XOS dictionary</text:p>
              </text:list-item>
              <text:list-item>
                <text:p>HowTos</text:p>
                <text:list>
                  <text:list-item>
                    <text:p>EOS commands</text:p>
                  </text:list-item>
                  <text:list-item>
                    <text:p>Equivalent XOS commands</text:p>
                  </text:list-item>
                </text:list>
              </text:list-item>
              <text:list-item>
                <text:p>Command translation</text:p>
                <text:list>
                  <text:list-item>
                    <text:p>Enter EOS command line</text:p>
                  </text:list-item>
                </text:list>
              </text:list-item>
              <text:list-item>
                <text:p>Start with <text:span text:style-name="T2">e2x --interact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eractive Mode 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&gt; e2x.py --interactive</text:span><text:span text:style-name="T2"><text:line-break/></text:span><text:span text:style-name="T2">e2x v0.7.1</text:span><text:span text:style-name="T2"><text:line-break/></text:span><text:span text:style-name="T2">Copyright 2014-2015 Extreme Networks, Inc. <text:s/>All rights reserved.</text:span><text:span text:style-name="T2"><text:line-break/></text:span><text:span text:style-name="T2">Use is subject to license terms.</text:span><text:span text:style-name="T2"><text:line-break/></text:span><text:span text:style-name="T2">This is free software, licensed under CDDL 1.0</text:span><text:span text:style-name="T2"><text:line-break/></text:span><text:span text:style-name="T2"><text:line-break/></text:span><text:span text:style-name="T2">% Command translation assumes VLAN 1 for management</text:span><text:span text:style-name="T2"><text:line-break/></text:span><text:span text:style-name="T2"><text:line-break/></text:span><text:span text:style-name="T2">Enter "HowTos" to show list</text:span><text:span text:style-name="T2"><text:line-break/></text:span><text:span text:style-name="T2">Enter number from "1" to "6" to select HowTo</text:span><text:span text:style-name="T2"><text:line-break/></text:span><text:span text:style-name="T2">Enter "q" to quit</text:span><text:span text:style-name="T2"><text:line-break/></text:span><text:span text:style-name="T2"><text:line-break/></text:span><text:span text:style-name="T2">e2x&gt; show ip route connected</text:span><text:span text:style-name="T2"><text:line-break/></text:span><text:span text:style-name="T2">show iproute origin direct</text:span><text:span text:style-name="T2"><text:line-break/></text:span><text:span text:style-name="T2">e2x&gt; q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 Modules (FM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Port</text:p>
              </text:list-item>
              <text:list-item>
                <text:p>LAG</text:p>
              </text:list-item>
              <text:list-item>
                <text:p>VLAN</text:p>
              </text:list-item>
              <text:list-item>
                <text:p>STP</text:p>
              </text:list-item>
              <text:list-item>
                <text:p>ACL</text:p>
              </text:list-item>
              <text:list-item>
                <text:p>Managemen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Stacking</text:p>
              </text:list-item>
              <text:list-item>
                <text:p>Interactive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2x.py --help</text:span></text:p>
              </text:list-item>
              <text:list-item>
                <text:p>README.md</text:p>
              </text:list-item>
              <text:list-item>
                <text:p>docs/Manual.md</text:p>
              </text:list-item>
              <text:list-item>
                <text:p>docs/ReleaseNotes.md</text:p>
                <text:list>
                  <text:list-item>
                    <text:p>Lists supported commands</text:p>
                  </text:list-item>
                </text:list>
              </text:list-item>
              <text:list-item>
                <text:p>.md is MarkDown format (text)</text:p>
                <text:list>
                  <text:list-item>
                    <text:p>Use e.g. wordpad on Windo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source, available on GitHub</text:p>
              </text:list-item>
              <text:list-item>
                <text:p>See docs/Development.md</text:p>
              </text:list-item>
              <text:list-item>
                <text:p>Interactive mode easily extendable</text:p>
              </text:list-item>
              <text:list-item>
                <text:p>Configuration file translation more involved</text:p>
              </text:list-item>
              <text:list-item>
                <text:p>Start with building E2X from source</text:p>
              </text:list-item>
              <text:list-item>
                <text:p>Use the test suite (<text:span text:style-name="T2">make check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 How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dit file src/HowToHandler.py</text:p>
              </text:list-item>
              <text:list-item>
                <text:p>Add HowTo contents to <text:span text:style-name="T2">HowTo.howtos</text:span></text:p>
                <text:list>
                  <text:list-item>
                    <text:p>XML like format</text:p>
                  </text:list-item>
                </text:list>
              </text:list-item>
              <text:list-item>
                <text:p>Perhaps add commands used in HowTo to interactive command translation</text:p>
                <text:list>
                  <text:list-item>
                    <text:p>See next slide</text:p>
                  </text:list-item>
                </text:list>
              </text:list-item>
              <text:list-item>
                <text:p>Update docs/ReleaseNotes.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 Interactive Comma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it src/Translator.py</text:p>
              </text:list-item>
              <text:list-item>
                <text:p>Extend <text:span text:style-name="T4">Translator.pattern_replacement</text:span></text:p>
                <text:list>
                  <text:list-item>
                    <text:p>More specific patterns first</text:p>
                  </text:list-item>
                </text:list>
              </text:list-item>
              <text:list-item>
                <text:p>Update docs/ReleaseNotes.md</text:p>
                <text:list>
                  <text:list-item>
                    <text:p>Command list is generated from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 Command Trans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rc/Switch.py</text:p>
                <text:list>
                  <text:list-item>
                    <text:p>Add new switch attributes</text:p>
                  </text:list-item>
                  <text:list-item>
                    <text:p>Add attributes to <text:span text:style-name="T2">Switch.transfer_config()</text:span></text:p>
                  </text:list-item>
                  <text:list-item>
                    <text:p>Add attributes to <text:span text:style-name="T2">Switch.__str__()</text:span></text:p>
                  </text:list-item>
                  <text:list-item>
                    <text:p>Add attributes to <text:span text:style-name="T2">ConfigWriter.check_unwritten()</text:span></text:p>
                  </text:list-item>
                </text:list>
              </text:list-item>
              <text:list-item>
                <text:p>src/EOS.py</text:p>
                <text:list>
                  <text:list-item>
                    <text:p>Add defaults for new switch attributes</text:p>
                  </text:list-item>
                  <text:list-item>
                    <text:p>Add commands to <text:span text:style-name="T2">EosSwitch.normalize_config()</text:span> keywords</text:p>
                  </text:list-item>
                </text:list>
              </text:list-item>
              <text:list-item>
                <text:p>src/XOS.py</text:p>
                <text:list>
                  <text:list-item>
                    <text:p>Add defaults for new switch attributes</text:p>
                  </text:list-item>
                </text:list>
              </text:list-item>
              <text:list-item>
                <text:p>Src/EOS_read.py</text:p>
                <text:list>
                  <text:list-item>
                    <text:p>Add command line parsing</text:p>
                  </text:list-item>
                </text:list>
              </text:list-item>
              <text:list-item>
                <text:p>src/XOS_write.py</text:p>
                <text:list>
                  <text:list-item>
                    <text:p>Add attributes to <text:span text:style-name="T2">XosConfigWriter.</text:span>&lt;FunctionModule&gt;<text:span text:style-name="T2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dd Command Translation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x broken tests</text:p>
              </text:list-item>
              <text:list-item>
                <text:p>Add tests</text:p>
              </text:list-item>
              <text:list-item>
                <text:p>Update docs/ReleaseNotes.md</text:p>
              </text:list-item>
              <text:list-item>
                <text:p>Update documentation for new features</text:p>
              </text:list-item>
              <text:list-item>
                <text:p>Complexity depends</text:p>
                <text:list>
                  <text:list-item>
                    <text:p>One value per switch or many</text:p>
                  </text:list-item>
                  <text:list-item>
                    <text:p>Existing FM or new</text:p>
                  </text:list-item>
                  <text:list-item>
                    <text:p>Possible command arguments</text:p>
                  </text:list-item>
                  <text:list-item>
                    <text:p>See <text:span text:style-name="T2">src/*.py</text:span> for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co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2X does not support all EOS commands</text:p>
              </text:list-item>
              <text:list-item>
                <text:p>Some EOS Commands have no XOS translation</text:p>
              </text:list-item>
              <text:list-item>
                <text:p>Function modules group commands</text:p>
                <text:list>
                  <text:list-item>
                    <text:p>Generally used layer 2 commands in scope</text:p>
                  </text:list-item>
                </text:list>
              </text:list-item>
              <text:list-item>
                <text:p>See Release Notes for supported commands</text:p>
              </text:list-item>
              <text:list-item>
                <text:p>Open source, can be extended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11:02:08.065442571</meta:creation-date>
    <dc:date>2015-05-28T11:37:27.692679003</dc:date>
    <meta:editing-duration>PT5H19M44S</meta:editing-duration>
    <meta:editing-cycles>10</meta:editing-cycles>
    <meta:generator>LibreOffice/4.2.8.2$Linux_X86_64 LibreOffice_project/420m0$Build-2</meta:generator>
    <meta:document-statistic meta:object-count="82"/>
  </office:meta>
</office:document-meta>
</file>